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Arial1" svg:font-family="Arial, Helvetica, sans"/>
    <style:font-face style:name="Courier1" svg:font-family="Courier"/>
    <style:font-face style:name="Lucida Console" svg:font-family="'Lucida Console'" style:font-pitch="fixed"/>
    <style:font-face style:name="Courier" svg:font-family="Courier" style:font-family-generic="modern" style:font-pitch="fixed"/>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Arial" svg:font-family="Arial" style:font-pitch="variable"/>
    <style:font-face style:name="Times New Roman" svg:font-family="'Times New Roman'" style:font-adornments="Regular" style:font-family-generic="roman" style:font-pitch="variable"/>
    <style:font-face style:name="Arial2" svg:font-family="Arial" style:font-adornments="Bold"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aragraph_20_Centered"/>
      <text:p text:style-name="Paragraph_20_Centered"/>
      <text:p text:style-name="Title_20_Article">Avolk's Virgin</text:p>
      <text:p text:style-name="Paragraph_20_Centered"/>
      <text:p text:style-name="Paragraph_20_Centered">t'Sade</text:p>
      <text:p text:style-name="Paragraph_20_Centered"/>
      <text:p text:style-name="Paragraph_20_Centered"/>
      <text:p text:style-name="Paragraph_20_Centered">Copyright 1999 t'Sade</text:p>
      <text:p text:style-name="Paragraph_20_Centered"/>
      <text:p text:style-name="Paragraph_20_Centered">Smashwords Edition</text:p>
      <text:p text:style-name="Paragraph_20_Centered"/>
      <text:p text:style-name="Paragraph_20_Centered">This ebook is licensed for your personal enjoyment only. This ebook may not be re-sold</text:p>
      <text:p text:style-name="Paragraph_20_Centered">or given away to other people. If you would like to share this book with another person,</text:p>
      <text:p text:style-name="Paragraph_20_Centered">please purchase an additional copy for each recipient. If you’re reading this book and did</text:p>
      <text:p text:style-name="Paragraph_20_Centered">not purchase it, or it was not purchased for your use only, then please return to</text:p>
      <text:p text:style-name="Paragraph_20_Centered">Smashwords.com and purchase your own copy. Thank you for respecting the hard work</text:p>
      <text:p text:style-name="Paragraph_20_Centered">of this author.</text:p>
      <text:h text:style-name="Heading_20_1" text:outline-level="1">Table of Contents</text:h>
      <text:p text:style-name="Paragraph_20_Padding"><text:a xlink:type="simple" xlink:href="#First Chapter">Heading 1</text:a></text:p>
      <text:p text:style-name="Paragraph_20_Padding">Heading 2</text:p>
      <text:h text:style-name="Heading_20_1" text:outline-level="1"><text:bookmark-start text:name="First Chapter"/>A<text:bookmark-end text:name="First Chapter"/>volk's Virgin</text:h>
      <text:p text:style-name="Paragraph_20_Padding">Lorem ipsum dolor sit amet, consectetur adipiscing elit. Phasellus turpis quam, dapibus sed lobortis a, porttitor a dolor. Sed vitae adipiscing orci. Donec augue ante, tempor non eleifend a, mollis nec lacus. Lorem ipsum dolor sit amet, consectetur adipiscing elit. Donec eleifend, quam nec faucibus feugiat, diam metus accumsan libero, ut fermentum est mauris vitae nunc. Nulla tempus dolor commodo dolor vulputate et aliquam massa ultrices. Nulla facilisi. Proin quis justo vitae ante ullamcorper laoreet et hendrerit leo. Pellentesque non risus eget purus cursus semper.</text:p>
      <text:h text:style-name="Heading_20_1" text:outline-level="1">Heading 1</text:h>
      <text:p text:style-name="Paragraph_20_Padding">Ut sit amet quam lectus, et dapibus sem. Donec venenatis neque et nibh sollicitudin cursus. Vestibulum feugiat pulvinar nunc ut feugiat. In hac habitasse platea dictumst. Suspendisse id felis a orci dignissim elementum sit amet quis velit. Lorem ipsum dolor sit amet, consectetur adipiscing elit. Cras condimentum aliquam diam in suscipit. Sed mattis tortor in dolor imperdiet pulvinar. Aliquam id justo ac metus egestas pretium. In et nibh nec orci tempus aliquam at ut lectus. Proin dignissim facilisis enim, quis cursus turpis tincidunt sed. Sed sodales mauris vitae felis venenatis et molestie eros aliquet. Aliquam erat volutpat. Maecenas nulla odio, congue nec accumsan at, faucibus a enim. Maecenas dapibus varius dui ut accumsan.</text:p>
      <text:h text:style-name="Heading_20_2" text:outline-level="2">Heading 2</text:h>
      <text:p text:style-name="Paragraph_20_Padding">Morbi risus neque, accumsan blandit accumsan non, volutpat sit amet tortor. Integer suscipit sapien et ante consequat vitae lacinia elit eleifend. Nulla nisi purus, suscipit in pellentesque at, iaculis id odio. Cras consequat ornare accumsan. Integer non justo cursus ligula gravida rutrum a id magna. Nam quis massa mauris. Class aptent taciti sociosqu ad litora torquent per conubia nostra, per inceptos himenaeos. Class aptent taciti sociosqu ad litora torquent per conubia nostra, per inceptos himenaeos. Maecenas eget massa nec elit commodo ornare. Pellentesque eu erat eget velit tristique venenatis. Ut urna orci, aliquam et rutrum ut, gravida sit amet velit. Donec lectus ante, congue eu tincidunt nec, ultricies vitae nunc. Aliquam quis justo metus. Suspendisse potenti.</text:p>
      <text:p text:style-name="Paragraph_20_Padding">Ut facilisis condimentum tincidunt. Nam gravida dictum nisl, luctus bibendum neque elementum quis. Aenean dui nulla, suscipit vel vulputate quis, mollis non lectus. Integer volutpat est eget felis egestas vulputate. Cras vel tempus arcu. Pellentesque ut lacus enim, eu condimentum odio. Aliquam porttitor odio vel magna commodo id auctor mauris fermentum. Proin odio est, adipiscing ac accumsan sit amet, rutrum sit amet ipsum. Vestibulum ante ipsum primis in faucibus orci luctus et ultrices posuere cubilia Curae; Nam eget lorem nulla, non sagittis purus. Suspendisse potenti. Nullam gravida, nibh in aliquam tincidunt, sapien ipsum dignissim ipsum, ac rutrum quam augue nec dolor.</text:p>
      <text:p text:style-name="Paragraph_20_Padding">Class aptent taciti sociosqu ad litora torquent per conubia nostra, per inceptos himenaeos. Vivamus adipiscing, turpis sit amet mollis feugiat, quam justo pharetra quam, quis placerat risus eros ut dolor. Etiam ultrices aliquet elit, sit amet molestie libero facilisis dictum. Praesent molestie consequat nisi, ac rutrum nisi malesuada in. Vestibulum tristique, lacus id tincidunt mattis, neque arcu hendrerit orci, ac iaculis lectus libero vitae odio. Maecenas sed justo et neque ultrices lacinia. Integer eget urna leo. Maecenas vel leo lorem. Fusce sit amet ipsum lorem. Mauris hendrerit euismod mauris a fermentum. Etiam nisi risus, scelerisque at viverra eget, mattis adipiscing mauris. Mauris blandit dui non mauris volutpat egestas.</text:p>
      <text:h text:style-name="Heading_20_1" text:outline-level="1">About the Author</text:h>
      <text:p text:style-name="Paragraph_20_Padding">t'Sade is...</text:p>
      <text:p text:style-name="Paragraph_20_Padding"/>
      <text:p text:style-name="Paragraph_20_Padding"><text:a xlink:type="simple" xlink:href="http://tsade.com/">http://tsade.com/</text:a></text:p>
      <text:p text:style-name="Paragraph_20_Padding"><text:a xlink:type="simple" xlink:href="http://smashwords.com/tsade/">http://smashwords.com/tsade/</text:a></text:p>
      <text:h text:style-name="Heading_20_1" text:outline-level="1">More Books</text:h>
      <text:p text:style-name="Paragraph_20_Padding">Book: Description of the book.</text:p>
      <text:p text:style-name="Paragraph_20_Padding">Book: Description of the book.</text:p>
      <text:p text:style-name="Paragraph_20_Padding">Book: Description of the book.</text:p>
      <text:p text:style-name="Paragraph_20_Pad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Arial1" svg:font-family="Arial, Helvetica, sans"/>
    <style:font-face style:name="Courier1" svg:font-family="Courier"/>
    <style:font-face style:name="Lucida Console" svg:font-family="'Lucida Console'" style:font-pitch="fixed"/>
    <style:font-face style:name="Courier" svg:font-family="Courier" style:font-family-generic="modern" style:font-pitch="fixed"/>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Arial" svg:font-family="Arial" style:font-pitch="variable"/>
    <style:font-face style:name="Times New Roman" svg:font-family="'Times New Roman'" style:font-adornments="Regular" style:font-family-generic="roman" style:font-pitch="variable"/>
    <style:font-face style:name="Arial2" svg:font-family="Arial" style:font-adornments="Bold"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Arial" fo:font-size="11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aragraph_20_Default" style:display-name="Paragraph Default" style:family="paragraph">
      <style:paragraph-properties fo:margin-left="0in" fo:margin-right="0in" fo:line-height="200%" fo:text-indent="0.25in" style:auto-text-indent="false"/>
      <style:text-properties style:font-name="Courier New" fo:font-size="12pt"/>
    </style:style>
    <style:style style:name="Paragraph_20_Verbatim" style:display-name="Paragraph Verbatim" style:family="paragraph">
      <style:paragraph-properties fo:margin-left="0in" fo:margin-right="0in" fo:text-indent="0.1181in" style:auto-text-indent="false" fo:background-color="#e0e0e0" style:shadow="none">
        <style:background-image/>
      </style:paragraph-properties>
      <style:text-properties style:font-name="Courier" fo:font-size="10pt"/>
    </style:style>
    <style:style style:name="Paragraph" style:family="paragraph" style:parent-style-name="Paragraph_20_Default"/>
    <style:style style:name="Paragraph_20_Padding" style:display-name="Paragraph Padding" style:family="paragraph" style:parent-style-name="Paragraph_20_Default">
      <style:paragraph-properties fo:margin-top="0in" fo:margin-bottom="0in" fo:line-height="100%"/>
      <style:text-properties style:font-name="Times New Roman"/>
    </style:style>
    <style:style style:name="Paragraph_20_Padding_20_Odd" style:display-name="Paragraph Padding Odd" style:family="paragraph" style:parent-style-name="Paragraph_20_Default">
      <style:paragraph-properties fo:margin-left="0.3937in" fo:margin-right="0in" fo:margin-top="0.0783in" fo:margin-bottom="0in" fo:text-indent="0in" style:auto-text-indent="false"/>
    </style:style>
    <style:style style:name="Paragraph_20_Screen" style:display-name="Paragraph Screen" style:family="paragraph" style:parent-style-name="Paragraph_20_Verbatim">
      <style:paragraph-properties fo:padding-left="0in" fo:padding-right="0in" fo:padding-top="0.0783in" fo:padding-bottom="0.0783in" fo:border-left="none" fo:border-right="none" fo:border-top="0.06pt solid #000000" fo:border-bottom="0.06pt solid #000000"/>
      <style:text-properties style:font-name="Lucida Console"/>
    </style:style>
    <style:style style:name="Paragraph_20_Programlisting" style:display-name="Paragraph Programlisting" style:family="paragraph" style:parent-style-name="Paragraph_20_Verbatim">
      <style:paragraph-properties fo:padding-left="0in" fo:padding-right="0in" fo:padding-top="0.0783in" fo:padding-bottom="0.0783in" fo:border-left="5.64pt solid #000000" fo:border-right="none" fo:border-top="none" fo:border-bottom="none"/>
    </style:style>
    <style:style style:name="Paragraph_20_Synopsis" style:display-name="Paragraph Synopsis" style:family="paragraph" style:parent-style-name="Paragraph_20_Verbatim">
      <style:paragraph-properties fo:background-color="#ffffff" fo:padding-left="0in" fo:padding-right="0in" fo:padding-top="0.0783in" fo:padding-bottom="0.0783in" fo:border-left="5.64pt solid #000000" fo:border-right="none" fo:border-top="none" fo:border-bottom="none">
        <style:background-image/>
      </style:paragraph-properties>
    </style:style>
    <style:style style:name="Paragraph_20_Justify" style:display-name="Paragraph Justify" style:family="paragraph" style:parent-style-name="Paragraph_20_Default">
      <style:paragraph-properties fo:text-align="justify" style:justify-single-word="false" style:text-autospace="ideograph-alpha" style:punctuation-wrap="hanging" style:line-break="strict" style:writing-mode="page"/>
    </style:style>
    <style:style style:name="Paragraph_20_BlockQuote" style:display-name="Paragraph BlockQuote" style:family="paragraph" style:parent-style-name="Paragraph_20_Default">
      <style:paragraph-properties fo:margin-left="1in" fo:margin-right="0in" fo:margin-top="0.1201in" fo:margin-bottom="0.1201in" fo:line-height="150%" fo:text-indent="0in" style:auto-text-indent="false" fo:padding="0in" fo:border="none" style:shadow="none"/>
      <style:text-properties fo:font-size="10.5pt" fo:font-style="italic"/>
    </style:style>
    <style:style style:name="Paragraph_20_Term" style:display-name="Paragraph Term" style:family="paragraph" style:parent-style-name="Paragraph_20_Default">
      <style:paragraph-properties fo:margin-top="0.0783in" fo:margin-bottom="0in" fo:keep-with-next="always"/>
      <style:text-properties fo:font-weight="bold"/>
    </style:style>
    <style:style style:name="para-sidebar" style:family="paragraph" style:parent-style-name="Paragraph_20_Default"/>
    <style:style style:name="Heading_20_Default" style:display-name="Heading Default" style:family="paragraph">
      <style:paragraph-properties style:shadow="none" fo:keep-with-next="always" text:number-lines="true" text:line-number="0"/>
      <style:text-properties fo:color="#323298" style:font-name="Arial" fo:font-weight="bold"/>
    </style:style>
    <style:style style:name="Heading" style:family="paragraph" style:parent-style-name="Standard" style:next-style-name="Text_20_body" style:class="text">
      <style:paragraph-properties fo:margin-top="0.1665in" fo:margin-bottom="0.0835in" fo:keep-with-next="always"/>
      <style:text-properties style:font-name="Courier New1" fo:font-size="14pt" fo:font-weight="bold"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_20_Default" style:default-outline-level="1" style:list-style-name="" style:class="text" style:master-page-name="">
      <style:paragraph-properties fo:margin-top="0.1201in" fo:margin-bottom="0.1201in" style:page-number="auto" fo:break-before="page" text:number-lines="true" text:line-number="1"/>
      <style:text-properties style:use-window-font-color="true" style:font-name="Arial2" fo:font-size="14pt"/>
    </style:style>
    <style:style style:name="Heading_20_2" style:display-name="Heading 2" style:family="paragraph" style:parent-style-name="Heading_20_Default" style:default-outline-level="2" style:list-style-name="" style:class="text">
      <style:paragraph-properties fo:margin-top="0.2362in" fo:margin-bottom="0in" text:number-lines="true" text:line-number="2"/>
      <style:text-properties fo:font-size="14pt" fo:font-style="italic" fo:font-weight="normal"/>
    </style:style>
    <style:style style:name="Heading_20_3" style:display-name="Heading 3" style:family="paragraph" style:parent-style-name="Heading_20_Default" style:default-outline-level="3" style:list-style-name="List_20_Headings" style:class="text">
      <style:paragraph-properties fo:margin-top="0.2362in" fo:margin-bottom="0in" text:number-lines="true" text:line-number="3"/>
      <style:text-properties fo:font-size="150%"/>
    </style:style>
    <style:style style:name="Heading_20_4" style:display-name="Heading 4" style:family="paragraph" style:parent-style-name="Heading_20_Default" style:default-outline-level="4" style:list-style-name="List_20_Headings" style:class="text">
      <style:paragraph-properties fo:margin-top="0.2362in" fo:margin-bottom="0in" text:number-lines="true" text:line-number="4"/>
      <style:text-properties fo:font-size="125%"/>
    </style:style>
    <style:style style:name="Headings" style:family="paragraph" style:parent-style-name="Heading_20_Default" style:default-outline-level="5" style:list-style-name="List_20_Headings" style:class="text">
      <style:paragraph-properties fo:margin-top="0.1965in" fo:margin-bottom="0in"/>
      <style:text-properties fo:font-size="11pt"/>
    </style:style>
    <style:style style:name="Heading_20_Small" style:display-name="Heading Small" style:family="paragraph" style:parent-style-name="Heading_20_Default" style:class="text">
      <style:paragraph-properties fo:margin-top="0.1965in" fo:margin-bottom="0in"/>
      <style:text-properties fo:color="#323298" fo:font-size="11pt"/>
    </style:style>
    <style:style style:name="Paragraph_20_Heading" style:display-name="Paragraph Heading" style:family="paragraph" style:parent-style-name="Heading_20_Default" style:class="text">
      <style:paragraph-properties fo:margin-top="0.1374in" fo:margin-bottom="0in"/>
      <style:text-properties fo:color="#323298" style:font-name="Arial" fo:font-size="11pt" fo:font-weight="bold"/>
    </style:style>
    <style:style style:name="Paragraph_20_Title" style:display-name="Paragraph Title" style:family="paragraph" style:parent-style-name="Paragraph_20_Default" style:class="text">
      <style:paragraph-properties fo:margin-top="0.1374in" fo:margin-bottom="0in"/>
      <style:text-properties fo:color="#323298" style:font-name="Arial" fo:font-size="11pt" fo:font-weight="bold"/>
    </style:style>
    <style:style style:name="Title_20_Default" style:display-name="Title Default" style:family="paragraph" style:master-page-name="">
      <style:paragraph-properties fo:text-align="center" style:justify-single-word="false" style:page-number="auto" style:shadow="none"/>
      <style:text-properties style:use-window-font-color="true" style:font-name="Courier New1" fo:font-size="18pt" fo:font-weight="bold"/>
    </style:style>
    <style:style style:name="Title_20_Book" style:display-name="Title Book" style:family="paragraph" style:parent-style-name="Title_20_Default" style:next-style-name="Paragraph_20_Padding">
      <style:paragraph-properties fo:padding-left="0in" fo:padding-right="0in" fo:padding-top="0.2362in" fo:padding-bottom="0in" fo:border="none"/>
      <style:text-properties fo:font-size="150%"/>
    </style:style>
    <style:style style:name="Title_20_Chapter" style:display-name="Title Chapter" style:family="paragraph" style:parent-style-name="Title_20_Default" style:next-style-name="Paragraph_20_Padding">
      <style:paragraph-properties fo:break-before="page" fo:padding-left="0in" fo:padding-right="0in" fo:padding-top="0.2362in" fo:padding-bottom="0in" fo:border="none"/>
      <style:text-properties fo:font-size="300%"/>
    </style:style>
    <style:style style:name="Title_20_Article" style:display-name="Title Article" style:family="paragraph" style:parent-style-name="Title_20_Default" style:next-style-name="Paragraph_20_Padding">
      <style:paragraph-properties fo:padding-left="0in" fo:padding-right="0in" fo:padding-top="0.2362in" fo:padding-bottom="0in" fo:border="none"/>
      <style:text-properties style:font-name="Arial2" fo:font-size="14pt"/>
    </style:style>
    <style:style style:name="Title_20_Bibliography" style:display-name="Title Bibliography" style:family="paragraph" style:parent-style-name="Title_20_Default" style:next-style-name="Paragraph_20_Padding">
      <style:paragraph-properties fo:padding-left="0in" fo:padding-right="0in" fo:padding-top="0.2362in" fo:padding-bottom="0in" fo:border="none"/>
      <style:text-properties fo:font-size="300%"/>
    </style:style>
    <style:style style:name="Index" style:family="paragraph" style:parent-style-name="Paragraph_20_Default" style:class="index">
      <style:paragraph-properties text:number-lines="false" text:line-number="0"/>
    </style:style>
    <style:style style:name="Section_20_Divider" style:display-name="Section Divider" style:family="paragraph" style:parent-style-name="Paragraph_20_Default">
      <style:paragraph-properties fo:margin-top="0.0598in" fo:margin-bottom="0in" fo:text-align="center" style:justify-single-word="false"/>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text-properties style:font-name="Courier New" fo:font-size="12pt"/>
    </style:style>
    <style:style style:name="Paragraph_20_Attribution" style:display-name="Paragraph Attribution" style:family="paragraph" style:parent-style-name="Paragraph_20_Default">
      <style:paragraph-properties fo:margin-left="1in" fo:margin-right="0in" fo:margin-top="0in" fo:margin-bottom="0.1701in" fo:text-align="end" style:justify-single-word="false" fo:text-indent="0.25in" style:auto-text-indent="false"/>
      <style:text-properties fo:font-size="10.5pt" fo:font-style="italic"/>
    </style:style>
    <style:style style:name="Paragraph_20_Centered" style:display-name="Paragraph Centered" style:family="paragraph" style:parent-style-name="Paragraph_20_Padding">
      <style:paragraph-properties fo:margin-left="0in" fo:margin-right="0in" fo:text-align="center" style:justify-single-word="false" fo:text-indent="0in" style:auto-text-indent="false"/>
    </style:style>
    <style:style style:name="Text_20_Strong" style:display-name="Text Strong" style:family="text">
      <style:text-properties fo:font-style="italic" fo:font-weight="bold"/>
    </style:style>
    <style:style style:name="Text_20_Bold" style:display-name="Text Bold" style:family="text">
      <style:text-properties fo:font-weight="bold"/>
    </style:style>
    <style:style style:name="Text_20_Italic" style:display-name="Text Italic" style:family="text">
      <style:text-properties fo:font-style="italic"/>
    </style:style>
    <style:style style:name="Text_20_Underline" style:display-name="Text Underline" style:family="text">
      <style:text-properties style:text-underline-style="solid" style:text-underline-width="auto" style:text-underline-color="#000000" style:text-underline-mode="continuous" style:text-overline-mode="continuous" style:text-line-through-mode="continuous"/>
    </style:style>
    <style:style style:name="Text_20_Strikethrough" style:display-name="Text Strikethrough" style:family="text">
      <style:text-properties style:text-line-through-style="solid"/>
    </style:style>
    <style:style style:name="Text_20_Highlight" style:display-name="Text Highlight" style:family="text">
      <style:text-properties fo:background-color="#ffff00"/>
    </style:style>
    <style:style style:name="Text_20_Monospace" style:display-name="Text Monospace" style:family="text">
      <style:text-properties style:font-name="Courier1"/>
    </style:style>
    <style:style style:name="Text_20_Superscript" style:display-name="Text Superscript" style:family="text">
      <style:text-properties style:text-position="super 58%"/>
    </style:style>
    <style:style style:name="Text_20_Subscript" style:display-name="Text Subscript" style:family="text">
      <style:text-properties style:text-position="sub 58%"/>
    </style:style>
    <style:style style:name="Text_20_Command" style:display-name="Text Command" style:family="text">
      <style:text-properties style:font-name="Courier1" fo:font-weight="bold" fo:background-color="#f0f0f0"/>
    </style:style>
    <style:style style:name="Number_20_Symbols" style:display-name="Number Symbols" style:family="text">
      <style:text-properties fo:color="#323298" style:font-name="Arial" fo:font-weight="bold"/>
    </style:style>
    <style:style style:name="Bullet_20_Symbols" style:display-name="Bullet Symbols" style:family="text">
      <style:text-properties fo:color="#323298" style:font-name="Arial"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Headings" style:display-name="List Headings">
      <text:list-level-style-number text:level="1" text:style-name="Number_20_Symbols" style:num-suffix="." style:num-format="1">
        <style:list-level-properties text:min-label-distance="0.1181in"/>
      </text:list-level-style-number>
      <text:list-level-style-number text:level="2" text:style-name="Number_20_Symbols" style:num-suffix="." style:num-format="1" text:display-levels="2">
        <style:list-level-properties text:min-label-distance="0.1181in"/>
      </text:list-level-style-number>
      <text:list-level-style-number text:level="3" text:style-name="Number_20_Symbols" style:num-suffix="." style:num-format="1" text:display-levels="3">
        <style:list-level-properties text:min-label-distance="0.1181in"/>
      </text:list-level-style-number>
      <text:list-level-style-number text:level="4" text:style-name="Number_20_Symbols" style:num-suffix="." style:num-format="1" text:display-levels="4">
        <style:list-level-properties text:min-label-distance="0.1181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date>2012-03-30T23:04:32</dc:date>
    <dc:language/>
    <meta:generator>LibreOffice/3.4$Unix LibreOffice_project/340m1$Build-602</meta:generator>
    <meta:editing-duration>PT36M1S</meta:editing-duration>
    <meta:editing-cycles>2</meta:editing-cycles>
    <meta:document-statistic meta:table-count="0" meta:image-count="0" meta:object-count="0" meta:page-count="6" meta:paragraph-count="29" meta:word-count="649" meta:character-count="4261" meta:non-whitespace-character-count="3637"/>
  </office:meta>
</office:document-meta>
</file>